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2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478cm"/>
    </style:style>
    <style:style style:name="co4" style:family="table-column">
      <style:table-column-properties fo:break-before="auto" style:column-width="2.263cm"/>
    </style:style>
    <style:style style:name="co5" style:family="table-column">
      <style:table-column-properties fo:break-before="auto" style:column-width="3.923cm"/>
    </style:style>
    <style:style style:name="co6" style:family="table-column">
      <style:table-column-properties fo:break-before="auto" style:column-width="3.556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1.896cm"/>
    </style:style>
    <style:style style:name="co9" style:family="table-column">
      <style:table-column-properties fo:break-before="auto" style:column-width="1.607cm"/>
    </style:style>
    <style:style style:name="co10" style:family="table-column">
      <style:table-column-properties fo:break-before="auto" style:column-width="5.138cm"/>
    </style:style>
    <style:style style:name="co11" style:family="table-column">
      <style:table-column-properties fo:break-before="auto" style:column-width="3.517cm"/>
    </style:style>
    <style:style style:name="co12" style:family="table-column">
      <style:table-column-properties fo:break-before="auto" style:column-width="4.251cm"/>
    </style:style>
    <style:style style:name="co13" style:family="table-column">
      <style:table-column-properties fo:break-before="auto" style:column-width="1.723cm"/>
    </style:style>
    <style:style style:name="co14" style:family="table-column">
      <style:table-column-properties fo:break-before="auto" style:column-width="2.93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676cm" fo:break-before="auto" style:use-optimal-row-height="true"/>
    </style:style>
    <style:style style:name="ro3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3"/>
        <table:table-column table:style-name="co15" table:default-cell-style-name="ce3"/>
        <table:table-column table:style-name="co15" table:number-columns-repeated="2" table:default-cell-style-name="Default"/>
        <table:table-column table:style-name="co15" table:number-columns-repeated="16367" table:default-cell-style-name="ce1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Charity Name</text:p>
          </table:table-cell>
          <table:table-cell table:style-name="ce1" office:value-type="string" calcext:value-type="string">
            <text:p>Charity Description</text:p>
          </table:table-cell>
          <table:table-cell table:style-name="ce1" office:value-type="string" calcext:value-type="string">
            <text:p>Data source</text:p>
          </table:table-cell>
          <table:table-cell table:style-name="ce1" office:value-type="string" calcext:value-type="string">
            <text:p>Link to cost efficiency</text:p>
          </table:table-cell>
          <table:table-cell table:style-name="ce1" office:value-type="string" calcext:value-type="string">
            <text:p>Link to charity page</text:p>
          </table:table-cell>
          <table:table-cell table:style-name="ce1" office:value-type="string" calcext:value-type="string">
            <office:annotation draw:style-name="gr1" draw:text-style-name="P2" svg:width="2.899cm" svg:height="12.446cm" svg:x="20.184cm" svg:y="0cm" draw:caption-point-x="-0.61cm" draw:caption-point-y="0.01cm">
              <dc:creator>PK</dc:creator>
              <dc:date>2023-12-23T00:00:00</dc:date>
              <text:p text:style-name="P1">- infrastructure </text:p>
              <text:p text:style-name="P1">- rural areas</text:p>
              <text:p text:style-name="P1">- healthcare and prevention</text:p>
              <text:p text:style-name="P1">&gt;maternal and neonatal health</text:p>
              <text:p text:style-name="P1">&gt;vaccinations</text:p>
              <text:p text:style-name="P1">&gt;prevention (other)</text:p>
              <text:p text:style-name="P1">&gt;Malaria</text:p>
              <text:p text:style-name="P1">&gt;HIV/AIDS &gt;cancer treatment</text:p>
              <text:p text:style-name="P1">&gt;orthopedic treatment</text:p>
              <text:p text:style-name="P1">&gt;contraception</text:p>
              <text:p text:style-name="P1">&gt;treatment (other)</text:p>
              <text:p text:style-name="P1">&gt;eyes</text:p>
              <text:p text:style-name="P1">&gt;hunger</text:p>
              <text:p text:style-name="P1">- economic development</text:p>
              <text:p text:style-name="P1">&gt;farming</text:p>
              <text:p text:style-name="P1">&gt;worker support &gt;cash transfer and microfinances</text:p>
              <text:p text:style-name="P1">- education</text:p>
              <text:p text:style-name="P1">- water</text:p>
              <text:p text:style-name="P1">- animal welfare</text:p>
              <text:p text:style-name="P1">- climate change</text:p>
            </office:annotation>
            <text:p>Categories</text:p>
          </table:table-cell>
          <table:table-cell table:style-name="ce1" office:value-type="string" calcext:value-type="string">
            <text:p>Continent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gln (global, local, nationwide)</text:p>
          </table:table-cell>
          <table:table-cell table:style-name="ce1" office:value-type="string" calcext:value-type="string">
            <office:annotation draw:style-name="gr2" draw:text-style-name="P2" svg:width="2.899cm" svg:height="2.571cm" svg:x="32.343cm" svg:y="0cm" draw:caption-point-x="-0.61cm" draw:caption-point-y="0.01cm">
              <dc:creator>PK</dc:creator>
              <dc:date>2023-12-23T00:00:00</dc:date>
              <text:p text:style-name="P1">Possible answers: Children, Women, Men, Elderly, Refugees</text:p>
            </office:annotation>
            <text:p>target demographic</text:p>
          </table:table-cell>
          <table:table-cell table:style-name="ce1" office:value-type="string" calcext:value-type="string">
            <text:p>size of charity (revenue)</text:p>
          </table:table-cell>
          <table:table-cell table:style-name="ce1" office:value-type="string" calcext:value-type="string">
            <office:annotation draw:style-name="gr2" draw:text-style-name="P2" svg:width="2.899cm" svg:height="2.571cm" svg:x="38.317cm" svg:y="0cm" draw:caption-point-x="-0.61cm" draw:caption-point-y="0.01cm">
              <dc:creator>PK</dc:creator>
              <dc:date>2023-12-23T00:00:00</dc:date>
              <text:p text:style-name="P1">y/n-answer</text:p>
              <text:p text:style-name="P1">Does the charity work on existential crises for humanity and the planet?</text:p>
            </office:annotation>
            <text:p>Ex-crisis</text:p>
          </table:table-cell>
          <table:table-cell table:style-name="ce1" office:value-type="string" calcext:value-type="string">
            <text:p>efficiency rating</text:p>
          </table:table-cell>
          <table:table-cell table:style-name="ce1" office:value-type="string" calcext:value-type="string">
            <office:annotation draw:style-name="gr3" draw:text-style-name="P2" svg:width="2.899cm" svg:height="2.176cm" svg:x="43.514cm" svg:y="0cm" draw:caption-point-x="-0.61cm" draw:caption-point-y="0.01cm">
              <dc:creator>PK</dc:creator>
              <dc:date>2023-12-23T00:00:00</dc:date>
              <text:p text:style-name="P1">y/n answer</text:p>
              <text:p text:style-name="P1">Does the charity publish their numbers/their books?</text:p>
            </office:annotation>
            <text:p>Accountability</text:p>
          </table:table-cell>
          <table:table-cell table:style-name="ce1" table:number-columns-repeated="2"/>
          <table:table-cell table:number-columns-repeated="1636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ridges to Prosperity</text:p>
          </table:table-cell>
          <table:table-cell office:value-type="string" calcext:value-type="string">
            <text:p>Building footbridges in rural areas in sub-Saharan Africa and Latin America to connect isolated households to schools, health clinics, and markets. (<text:a xlink:href="https://www.givewell.org/international/technical/programs/bridges-to-prosperity" xlink:type="simple">More</text:a>) </text:p>
          </table:table-cell>
          <table:table-cell office:value-type="string" calcext:value-type="string">
            <text:p>GiveWell</text:p>
          </table:table-cell>
          <table:table-cell/>
          <table:table-cell office:value-type="string" calcext:value-type="string">
            <text:p>https://bridgestoprosperity.org/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frica, South America</text:p>
          </table:table-cell>
          <table:table-cell office:value-type="string" calcext:value-type="string">
            <text:p>Nicaragua, Rwanda</text:p>
          </table:table-cell>
          <table:table-cell/>
          <table:table-cell office:value-type="string" calcext:value-type="string">
            <text:p>Children, Women, Men, Elderly</text:p>
          </table:table-cell>
          <table:table-cell/>
          <table:table-cell office:value-type="string" calcext:value-type="string">
            <text:p>n</text:p>
          </table:table-cell>
          <table:table-cell table:number-columns-repeated="1637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hlorine vouchers</text:p>
          </table:table-cell>
          <table:table-cell office:value-type="string" calcext:value-type="string">
            <text:p>Offering vouchers for free redemption of household water chlorination treatment. (<text:a xlink:href="https://www.givewell.org/international/technical/programs/chlorine-vouchers" xlink:type="simple">More</text:a>) </text:p>
          </table:table-cell>
          <table:table-cell office:value-type="string" calcext:value-type="string">
            <text:p>GiveWell</text:p>
          </table:table-cell>
          <table:table-cell/>
          <table:table-cell table:style-name="ce3"/>
          <table:table-cell office:value-type="string" calcext:value-type="string">
            <text:p>Healthcare and prevention &gt;prevention(other)</text:p>
          </table:table-cell>
          <table:table-cell table:number-columns-repeated="3"/>
          <table:table-cell table:style-name="ce3" table:number-columns-repeated="3"/>
          <table:table-cell table:number-columns-repeated="4"/>
          <table:table-cell table:style-name="Default" table:number-columns-repeated="1636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636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aula Kottwitz</meta:initial-creator>
    <meta:creation-date>2023-12-23T12:43:41.847000000</meta:creation-date>
    <meta:generator>LibreOffice/7.4.3.2$Windows_X86_64 LibreOffice_project/1048a8393ae2eeec98dff31b5c133c5f1d08b890</meta:generator>
    <dc:date>2023-12-23T13:12:33.299000000</dc:date>
    <dc:creator>Paula Kottwitz</dc:creator>
    <meta:editing-duration>PT28M53S</meta:editing-duration>
    <meta:editing-cycles>2</meta:editing-cycles>
    <meta:document-statistic meta:table-count="1" meta:cell-count="31" meta:object-count="0"/>
  </office:meta>
</office:document-meta>
</file>